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fo:font-weight="normal" officeooo:rsid="0027c498" officeooo:paragraph-rsid="0027c498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17078" officeooo:paragraph-rsid="00317078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2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3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3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4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1">Directa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5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6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6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6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5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17">Pendiente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4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4"><text:placeholder text:placeholder-type="text">&lt;o.narration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</table:table-row>
        <table:table-row>
          <table:table-cell table:style-name="Tabla3.A1" office:value-type="string">
            <text:p text:style-name="P9">LIQUIDACIONES</text:p>
          </table:table-cell>
          <table:table-cell table:style-name="Tabla3.A1" office:value-type="string">
            <text:p text:style-name="P9">CONTADURIA GRAL</text:p>
          </table:table-cell>
          <table:table-cell table:style-name="Tabla3.A1" office:value-type="string">
            <text:p text:style-name="P9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6-03T18:55:55.594801752</dc:date>
    <meta:editing-duration>PT1H14M49S</meta:editing-duration>
    <meta:editing-cycles>22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2" meta:word-count="65" meta:character-count="637" meta:non-whitespace-character-count="59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